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text-properties officeooo:rsid="00eb3af6" officeooo:paragraph-rsid="00eb3af6"/>
    </style:style>
    <style:style style:name="P37" style:family="paragraph" style:parent-style-name="Text_20_body">
      <style:paragraph-properties fo:margin-left="0.4925in" fo:margin-right="0in" fo:text-indent="0in" style:auto-text-indent="false"/>
      <style:text-properties officeooo:rsid="0017a831" officeooo:paragraph-rsid="0017a831"/>
    </style:style>
    <style:style style:name="P38"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9"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40"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1" style:family="paragraph" style:parent-style-name="Text_20_body">
      <style:paragraph-properties fo:margin-left="0.4925in" fo:margin-right="0in" fo:text-indent="0in" style:auto-text-indent="false"/>
      <style:text-properties officeooo:rsid="00303cac" officeooo:paragraph-rsid="00303cac"/>
    </style:style>
    <style:style style:name="P42"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3"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4"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5"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6"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7"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8"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9" style:family="paragraph" style:parent-style-name="Text_20_body">
      <style:paragraph-properties fo:margin-left="0.4925in" fo:margin-right="0in" fo:text-indent="0in" style:auto-text-indent="false"/>
      <style:text-properties officeooo:rsid="0034ee78" officeooo:paragraph-rsid="0034ee78"/>
    </style:style>
    <style:style style:name="P50" style:family="paragraph" style:parent-style-name="Text_20_body">
      <style:paragraph-properties fo:margin-left="0.4925in" fo:margin-right="0in" fo:text-indent="0in" style:auto-text-indent="false"/>
      <style:text-properties officeooo:rsid="003bbddc" officeooo:paragraph-rsid="003bbddc"/>
    </style:style>
    <style:style style:name="P51" style:family="paragraph" style:parent-style-name="Text_20_body">
      <style:paragraph-properties fo:margin-left="0.4925in" fo:margin-right="0in" fo:text-indent="0in" style:auto-text-indent="false"/>
      <style:text-properties officeooo:rsid="004142be" officeooo:paragraph-rsid="0045cf64"/>
    </style:style>
    <style:style style:name="P52"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3"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4"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5"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6" style:family="paragraph" style:parent-style-name="Text_20_body">
      <style:paragraph-properties fo:margin-left="0.4925in" fo:margin-right="0in" fo:text-indent="0in" style:auto-text-indent="false"/>
      <style:text-properties officeooo:rsid="008b6fed" officeooo:paragraph-rsid="008b6fed"/>
    </style:style>
    <style:style style:name="P57" style:family="paragraph" style:parent-style-name="Text_20_body">
      <style:paragraph-properties fo:margin-left="0.4925in" fo:margin-right="0in" fo:text-indent="0in" style:auto-text-indent="false"/>
      <style:text-properties officeooo:rsid="00756402" officeooo:paragraph-rsid="00799fed"/>
    </style:style>
    <style:style style:name="P58" style:family="paragraph" style:parent-style-name="Text_20_body">
      <style:paragraph-properties fo:margin-left="0.4925in" fo:margin-right="0in" fo:text-indent="0in" style:auto-text-indent="false"/>
      <style:text-properties officeooo:rsid="00a9c690" officeooo:paragraph-rsid="00a9c690"/>
    </style:style>
    <style:style style:name="P59" style:family="paragraph" style:parent-style-name="Text_20_body">
      <style:paragraph-properties fo:margin-left="0.4925in" fo:margin-right="0in" fo:text-indent="0in" style:auto-text-indent="false"/>
      <style:text-properties officeooo:paragraph-rsid="00ab6fa9"/>
    </style:style>
    <style:style style:name="P60"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1" style:family="paragraph" style:parent-style-name="Text_20_body">
      <style:paragraph-properties fo:margin-left="0.4925in" fo:margin-right="0in" fo:text-indent="0in" style:auto-text-indent="false"/>
      <style:text-properties officeooo:paragraph-rsid="00c1f9fd"/>
    </style:style>
    <style:style style:name="P62" style:family="paragraph" style:parent-style-name="Text_20_body">
      <style:paragraph-properties fo:margin-left="0.4925in" fo:margin-right="0in" fo:text-indent="0in" style:auto-text-indent="false"/>
      <style:text-properties officeooo:paragraph-rsid="00c561db"/>
    </style:style>
    <style:style style:name="P63" style:family="paragraph" style:parent-style-name="Text_20_body">
      <style:paragraph-properties fo:margin-left="0.4925in" fo:margin-right="0in" fo:text-indent="0in" style:auto-text-indent="false"/>
      <style:text-properties officeooo:rsid="0083723e" officeooo:paragraph-rsid="0083723e"/>
    </style:style>
    <style:style style:name="P64" style:family="paragraph" style:parent-style-name="Text_20_body">
      <style:paragraph-properties fo:margin-left="0.4925in" fo:margin-right="0in" fo:text-indent="0in" style:auto-text-indent="false"/>
      <style:text-properties officeooo:rsid="003ae6ef" officeooo:paragraph-rsid="003ae6ef"/>
    </style:style>
    <style:style style:name="P65" style:family="paragraph" style:parent-style-name="Text_20_body">
      <style:paragraph-properties fo:margin-left="0.4925in" fo:margin-right="0in" fo:text-indent="0in" style:auto-text-indent="false"/>
      <style:text-properties officeooo:rsid="00eb3af6" officeooo:paragraph-rsid="00eb3af6"/>
    </style:style>
    <style:style style:name="P66" style:family="paragraph" style:parent-style-name="Text_20_body">
      <style:paragraph-properties fo:margin-left="0.9846in" fo:margin-right="0in" fo:text-indent="0in" style:auto-text-indent="false"/>
      <style:text-properties officeooo:rsid="00303cac" officeooo:paragraph-rsid="00303cac"/>
    </style:style>
    <style:style style:name="P67"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70"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71"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72" style:family="paragraph" style:parent-style-name="Text_20_body">
      <style:paragraph-properties fo:margin-left="0.9846in" fo:margin-right="0in" fo:text-indent="0in" style:auto-text-indent="false"/>
      <style:text-properties officeooo:rsid="0060e2c2" officeooo:paragraph-rsid="0060e2c2"/>
    </style:style>
    <style:style style:name="P73"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4" style:family="paragraph" style:parent-style-name="Text_20_body">
      <style:paragraph-properties fo:margin-left="0.9846in" fo:margin-right="0in" fo:text-indent="0in" style:auto-text-indent="false"/>
      <style:text-properties officeooo:rsid="008b6fed" officeooo:paragraph-rsid="008b6fed"/>
    </style:style>
    <style:style style:name="P75" style:family="paragraph" style:parent-style-name="Text_20_body">
      <style:paragraph-properties fo:margin-left="0in" fo:margin-right="0in" fo:text-indent="0in" style:auto-text-indent="false"/>
      <style:text-properties officeooo:rsid="0034ee78" officeooo:paragraph-rsid="0034ee78"/>
    </style:style>
    <style:style style:name="P76" style:family="paragraph" style:parent-style-name="Text_20_body">
      <style:paragraph-properties fo:margin-left="0in" fo:margin-right="0in" fo:text-indent="0in" style:auto-text-indent="false"/>
      <style:text-properties officeooo:rsid="004142be" officeooo:paragraph-rsid="0045cf64"/>
    </style:style>
    <style:style style:name="P77"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78"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79" style:family="paragraph" style:parent-style-name="Text_20_body">
      <style:paragraph-properties fo:margin-left="0in" fo:margin-right="0in" fo:text-indent="0in" style:auto-text-indent="false"/>
      <style:text-properties officeooo:rsid="0068a657" officeooo:paragraph-rsid="0068a657"/>
    </style:style>
    <style:style style:name="P80"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81" style:family="paragraph" style:parent-style-name="Text_20_body">
      <style:paragraph-properties fo:margin-left="0in" fo:margin-right="0in" fo:text-indent="0in" style:auto-text-indent="false"/>
      <style:text-properties officeooo:rsid="008b6fed" officeooo:paragraph-rsid="008b6fed"/>
    </style:style>
    <style:style style:name="P82" style:family="paragraph" style:parent-style-name="Text_20_body">
      <style:paragraph-properties fo:margin-left="0in" fo:margin-right="0in" fo:text-indent="0in" style:auto-text-indent="false"/>
      <style:text-properties officeooo:paragraph-rsid="00b169fc"/>
    </style:style>
    <style:style style:name="P83"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4" style:family="paragraph" style:parent-style-name="Text_20_body">
      <style:paragraph-properties fo:margin-left="0in" fo:margin-right="0in" fo:text-indent="0in" style:auto-text-indent="false"/>
      <style:text-properties officeooo:rsid="0083723e" officeooo:paragraph-rsid="0083723e"/>
    </style:style>
    <style:style style:name="P85" style:family="paragraph" style:parent-style-name="Text_20_body">
      <style:paragraph-properties fo:margin-left="0in" fo:margin-right="0in" fo:text-indent="0in" style:auto-text-indent="false"/>
      <style:text-properties officeooo:paragraph-rsid="00cfaff1"/>
    </style:style>
    <style:style style:name="P86"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87"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88"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89"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90"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91"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92"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93"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94" style:family="paragraph" style:parent-style-name="Text_20_body">
      <style:paragraph-properties fo:margin-left="1.4772in" fo:margin-right="0in" fo:text-indent="0in" style:auto-text-indent="false"/>
      <style:text-properties officeooo:rsid="008b6fed" officeooo:paragraph-rsid="008b6fed"/>
    </style:style>
    <style:style style:name="P95"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96"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97"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98"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99" style:family="paragraph" style:parent-style-name="Subtitle">
      <style:paragraph-properties fo:text-align="start" style:justify-single-word="false"/>
      <style:text-properties officeooo:rsid="0006243a" officeooo:paragraph-rsid="0006243a"/>
    </style:style>
    <style:style style:name="P100" style:family="paragraph" style:parent-style-name="Table_20_Contents">
      <style:text-properties officeooo:rsid="004c85fe" officeooo:paragraph-rsid="004c85fe"/>
    </style:style>
    <style:style style:name="P101" style:family="paragraph" style:parent-style-name="Table_20_Contents">
      <style:text-properties officeooo:rsid="004d180e" officeooo:paragraph-rsid="004d180e"/>
    </style:style>
    <style:style style:name="P102" style:family="paragraph" style:parent-style-name="Table_20_Contents">
      <style:text-properties officeooo:rsid="004df5b9" officeooo:paragraph-rsid="004df5b9"/>
    </style:style>
    <style:style style:name="P103" style:family="paragraph" style:parent-style-name="Table_20_Contents">
      <style:text-properties officeooo:rsid="004fd811" officeooo:paragraph-rsid="004fd811"/>
    </style:style>
    <style:style style:name="P104" style:family="paragraph" style:parent-style-name="Table_20_Contents">
      <style:text-properties officeooo:rsid="00743ec0" officeooo:paragraph-rsid="00743ec0"/>
    </style:style>
    <style:style style:name="P105" style:family="paragraph" style:parent-style-name="Table_20_Contents">
      <style:text-properties officeooo:rsid="0096c97e" officeooo:paragraph-rsid="0096c97e"/>
    </style:style>
    <style:style style:name="P106" style:family="paragraph" style:parent-style-name="Table_20_Contents">
      <style:text-properties officeooo:rsid="0098506f" officeooo:paragraph-rsid="0098506f"/>
    </style:style>
    <style:style style:name="P107" style:family="paragraph" style:parent-style-name="Table_20_Contents">
      <style:text-properties officeooo:rsid="009aeccb" officeooo:paragraph-rsid="009aeccb"/>
    </style:style>
    <style:style style:name="P108" style:family="paragraph" style:parent-style-name="Table_20_Contents">
      <style:text-properties officeooo:rsid="009e02b3" officeooo:paragraph-rsid="009e02b3"/>
    </style:style>
    <style:style style:name="P109" style:family="paragraph" style:parent-style-name="Table_20_Contents">
      <style:text-properties officeooo:rsid="00a2205e" officeooo:paragraph-rsid="00a2205e"/>
    </style:style>
    <style:style style:name="P110" style:family="paragraph" style:parent-style-name="Table_20_Contents">
      <style:text-properties officeooo:rsid="00a26629" officeooo:paragraph-rsid="00a26629"/>
    </style:style>
    <style:style style:name="P111" style:family="paragraph" style:parent-style-name="Table_20_Contents">
      <style:text-properties officeooo:rsid="00a43d20" officeooo:paragraph-rsid="00a43d20"/>
    </style:style>
    <style:style style:name="P112" style:family="paragraph" style:parent-style-name="Table_20_Contents">
      <style:text-properties officeooo:rsid="00a579fc" officeooo:paragraph-rsid="00a579fc"/>
    </style:style>
    <style:style style:name="P113" style:family="paragraph" style:parent-style-name="Table_20_Contents">
      <style:text-properties officeooo:rsid="00a8c3e6" officeooo:paragraph-rsid="00a8c3e6"/>
    </style:style>
    <style:style style:name="P114" style:family="paragraph" style:parent-style-name="Table_20_Contents">
      <style:text-properties officeooo:rsid="00a9421a" officeooo:paragraph-rsid="00a9421a"/>
    </style:style>
    <style:style style:name="P115" style:family="paragraph" style:parent-style-name="Table_20_Contents">
      <style:text-properties officeooo:rsid="00d45834" officeooo:paragraph-rsid="00d45834"/>
    </style:style>
    <style:style style:name="P116" style:family="paragraph" style:parent-style-name="Table_20_Contents">
      <style:text-properties officeooo:paragraph-rsid="00d45834"/>
    </style:style>
    <style:style style:name="P117" style:family="paragraph" style:parent-style-name="Table_20_Contents">
      <style:text-properties officeooo:rsid="00d796ec" officeooo:paragraph-rsid="00d796ec"/>
    </style:style>
    <style:style style:name="P118" style:family="paragraph" style:parent-style-name="Table_20_Contents">
      <style:text-properties officeooo:rsid="00d796ec" officeooo:paragraph-rsid="00d8650e"/>
    </style:style>
    <style:style style:name="P119" style:family="paragraph" style:parent-style-name="Table_20_Contents">
      <style:text-properties officeooo:paragraph-rsid="00d8650e"/>
    </style:style>
    <style:style style:name="P120" style:family="paragraph" style:parent-style-name="Table_20_Contents">
      <style:text-properties officeooo:rsid="00e04ce4" officeooo:paragraph-rsid="00e04ce4"/>
    </style:style>
    <style:style style:name="P12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2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2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26" style:family="paragraph" style:parent-style-name="Contents_20_2">
      <style:paragraph-properties>
        <style:tab-stops>
          <style:tab-stop style:position="6.7283in" style:type="right" style:leader-style="dotted" style:leader-text="."/>
        </style:tab-stops>
      </style:paragraph-properties>
    </style:style>
    <style:style style:name="P127" style:family="paragraph" style:parent-style-name="Contents_20_3">
      <style:paragraph-properties>
        <style:tab-stops>
          <style:tab-stop style:position="6.5319in" style:type="right" style:leader-style="dotted" style:leader-text="."/>
        </style:tab-stops>
      </style:paragraph-properties>
    </style:style>
    <style:style style:name="P128" style:family="paragraph" style:parent-style-name="Contents_20_4">
      <style:paragraph-properties>
        <style:tab-stops>
          <style:tab-stop style:position="6.3354in" style:type="right" style:leader-style="dotted" style:leader-text="."/>
        </style:tab-stops>
      </style:paragraph-properties>
    </style:style>
    <style:style style:name="P129"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30" style:family="paragraph" style:parent-style-name="Title" style:master-page-name="First_20_Page">
      <style:paragraph-properties fo:text-align="start" style:justify-single-word="false" style:page-number="auto"/>
    </style:style>
    <style:style style:name="P131" style:family="paragraph" style:parent-style-name="Heading_20_2">
      <style:text-properties officeooo:paragraph-rsid="00099e08"/>
    </style:style>
    <style:style style:name="P132" style:family="paragraph" style:parent-style-name="Heading_20_2">
      <style:text-properties officeooo:rsid="003ae6ef" officeooo:paragraph-rsid="003ae6ef"/>
    </style:style>
    <style:style style:name="P133" style:family="paragraph" style:parent-style-name="Heading_20_2">
      <style:text-properties officeooo:rsid="003bbddc" officeooo:paragraph-rsid="003bbddc"/>
    </style:style>
    <style:style style:name="P134" style:family="paragraph" style:parent-style-name="Heading_20_2">
      <style:text-properties officeooo:rsid="00081ff8" officeooo:paragraph-rsid="00099e08"/>
    </style:style>
    <style:style style:name="P135" style:family="paragraph" style:parent-style-name="Heading_20_2">
      <style:text-properties officeooo:rsid="00081ff8" officeooo:paragraph-rsid="00407f7b"/>
    </style:style>
    <style:style style:name="P136" style:family="paragraph" style:parent-style-name="Heading_20_2" style:list-style-name="">
      <style:text-properties officeooo:paragraph-rsid="00d8650e"/>
    </style:style>
    <style:style style:name="P137" style:family="paragraph" style:parent-style-name="Heading_20_2" style:list-style-name="">
      <style:text-properties officeooo:rsid="004142be" officeooo:paragraph-rsid="0045cf64"/>
    </style:style>
    <style:style style:name="P138" style:family="paragraph" style:parent-style-name="Heading_20_2" style:list-style-name="">
      <style:text-properties officeooo:rsid="000a7aef" officeooo:paragraph-rsid="000a7aef"/>
    </style:style>
    <style:style style:name="P139" style:family="paragraph" style:parent-style-name="Heading_20_2">
      <style:text-properties officeooo:paragraph-rsid="00d8650e"/>
    </style:style>
    <style:style style:name="P140" style:family="paragraph" style:parent-style-name="Heading_20_2" style:list-style-name="">
      <style:text-properties officeooo:rsid="00745285" officeooo:paragraph-rsid="00745285"/>
    </style:style>
    <style:style style:name="P141" style:family="paragraph" style:parent-style-name="Heading_20_2">
      <style:text-properties officeooo:rsid="00cf3228" officeooo:paragraph-rsid="00cf3228"/>
    </style:style>
    <style:style style:name="P142" style:family="paragraph" style:parent-style-name="Heading_20_2">
      <style:paragraph-properties fo:break-before="page"/>
      <style:text-properties officeooo:rsid="0034ee78" officeooo:paragraph-rsid="0034ee78"/>
    </style:style>
    <style:style style:name="P143" style:family="paragraph" style:parent-style-name="Heading_20_2">
      <style:paragraph-properties fo:break-before="page"/>
      <style:text-properties officeooo:rsid="004142be" officeooo:paragraph-rsid="0045cf64"/>
    </style:style>
    <style:style style:name="P144" style:family="paragraph" style:parent-style-name="Heading_20_2">
      <style:paragraph-properties fo:break-before="page"/>
      <style:text-properties officeooo:rsid="000a7aef" officeooo:paragraph-rsid="000a7aef"/>
    </style:style>
    <style:style style:name="P145" style:family="paragraph" style:parent-style-name="Heading_20_2">
      <style:paragraph-properties fo:break-before="page"/>
      <style:text-properties officeooo:paragraph-rsid="00d8650e"/>
    </style:style>
    <style:style style:name="P146" style:family="paragraph" style:parent-style-name="Heading_20_2">
      <style:paragraph-properties fo:break-before="page"/>
      <style:text-properties officeooo:rsid="00c18e70" officeooo:paragraph-rsid="00c18e70"/>
    </style:style>
    <style:style style:name="P147" style:family="paragraph" style:parent-style-name="Heading_20_2">
      <style:paragraph-properties fo:break-before="page"/>
      <style:text-properties officeooo:rsid="00745285" officeooo:paragraph-rsid="00745285"/>
    </style:style>
    <style:style style:name="P148" style:family="paragraph" style:parent-style-name="Heading_20_2">
      <style:paragraph-properties fo:break-before="page"/>
      <style:text-properties officeooo:rsid="00a9c690" officeooo:paragraph-rsid="00a9c690"/>
    </style:style>
    <style:style style:name="P149" style:family="paragraph" style:parent-style-name="Heading_20_3">
      <style:text-properties officeooo:rsid="001227db" officeooo:paragraph-rsid="001227db"/>
    </style:style>
    <style:style style:name="P150" style:family="paragraph" style:parent-style-name="Heading_20_3" style:list-style-name=""/>
    <style:style style:name="P151" style:family="paragraph" style:parent-style-name="Heading_20_3" style:list-style-name="">
      <style:text-properties officeooo:rsid="006c6a19" officeooo:paragraph-rsid="006c6a19"/>
    </style:style>
    <style:style style:name="P152" style:family="paragraph" style:parent-style-name="Heading_20_3">
      <style:text-properties officeooo:rsid="00799fed"/>
    </style:style>
    <style:style style:name="P153" style:family="paragraph" style:parent-style-name="Heading_20_3">
      <style:text-properties officeooo:rsid="00799fed" officeooo:paragraph-rsid="00799fed"/>
    </style:style>
    <style:style style:name="P154" style:family="paragraph" style:parent-style-name="Heading_20_3">
      <style:text-properties officeooo:paragraph-rsid="00756402"/>
    </style:style>
    <style:style style:name="P155" style:family="paragraph" style:parent-style-name="Heading_20_3">
      <style:text-properties officeooo:rsid="0083723e" officeooo:paragraph-rsid="0083723e"/>
    </style:style>
    <style:style style:name="P156" style:family="paragraph" style:parent-style-name="Heading_20_3">
      <style:text-properties officeooo:rsid="0083723e" officeooo:paragraph-rsid="00c9ff6a"/>
    </style:style>
    <style:style style:name="P157" style:family="paragraph" style:parent-style-name="Heading_20_3">
      <style:text-properties officeooo:rsid="00855711" officeooo:paragraph-rsid="00855711"/>
    </style:style>
    <style:style style:name="P158" style:family="paragraph" style:parent-style-name="Heading_20_3">
      <style:text-properties officeooo:rsid="008981ec" officeooo:paragraph-rsid="008981ec"/>
    </style:style>
    <style:style style:name="P159" style:family="paragraph" style:parent-style-name="Heading_20_3">
      <style:text-properties officeooo:rsid="008d1afc" officeooo:paragraph-rsid="008d1afc"/>
    </style:style>
    <style:style style:name="P160" style:family="paragraph" style:parent-style-name="Heading_20_3">
      <style:text-properties officeooo:rsid="00a9c690" officeooo:paragraph-rsid="00a9c690"/>
    </style:style>
    <style:style style:name="P161" style:family="paragraph" style:parent-style-name="Heading_20_3">
      <style:text-properties officeooo:rsid="00ab6fa9" officeooo:paragraph-rsid="00ab6fa9"/>
    </style:style>
    <style:style style:name="P162" style:family="paragraph" style:parent-style-name="Heading_20_3">
      <style:text-properties officeooo:rsid="00cf3228"/>
    </style:style>
    <style:style style:name="P163" style:family="paragraph" style:parent-style-name="Heading_20_3">
      <style:text-properties officeooo:rsid="00d62498"/>
    </style:style>
    <style:style style:name="P164" style:family="paragraph" style:parent-style-name="Heading_20_3">
      <style:text-properties officeooo:rsid="00d45834"/>
    </style:style>
    <style:style style:name="P165" style:family="paragraph" style:parent-style-name="Heading_20_3">
      <style:paragraph-properties fo:break-before="page"/>
    </style:style>
    <style:style style:name="P166" style:family="paragraph" style:parent-style-name="Heading_20_3">
      <style:paragraph-properties fo:break-before="page"/>
      <style:text-properties officeooo:rsid="0055c0fb"/>
    </style:style>
    <style:style style:name="P167" style:family="paragraph" style:parent-style-name="Heading_20_4">
      <style:text-properties officeooo:rsid="00271556" officeooo:paragraph-rsid="00271556"/>
    </style:style>
    <style:style style:name="P168" style:family="paragraph" style:parent-style-name="Heading_20_4">
      <style:text-properties officeooo:rsid="00303cac" officeooo:paragraph-rsid="00303cac"/>
    </style:style>
    <style:style style:name="P169" style:family="paragraph" style:parent-style-name="Heading_20_4">
      <style:text-properties officeooo:rsid="0029204a" officeooo:paragraph-rsid="00331c06"/>
    </style:style>
    <style:style style:name="P170" style:family="paragraph" style:parent-style-name="Table_20_Contents">
      <style:text-properties officeooo:rsid="00f20fc4" officeooo:paragraph-rsid="00f20fc4"/>
    </style:style>
    <style:style style:name="P171" style:family="paragraph" style:parent-style-name="Table_20_Contents">
      <style:text-properties officeooo:paragraph-rsid="00f20fc4"/>
    </style:style>
    <style:style style:name="P172" style:family="paragraph" style:parent-style-name="Text_20_body" style:list-style-name="L1">
      <style:text-properties officeooo:paragraph-rsid="00e87709"/>
    </style:style>
    <style:style style:name="P173" style:family="paragraph" style:parent-style-name="Text_20_body" style:list-style-name="L1">
      <style:text-properties officeooo:rsid="00e87709" officeooo:paragraph-rsid="00e87709"/>
    </style:style>
    <style:style style:name="P174" style:family="paragraph" style:parent-style-name="Text_20_body" style:list-style-name="L1">
      <style:text-properties officeooo:rsid="0034ee78" officeooo:paragraph-rsid="00e87709"/>
    </style:style>
    <style:style style:name="P175" style:family="paragraph" style:parent-style-name="Text_20_body" style:list-style-name="L2">
      <style:text-properties officeooo:rsid="0017a831" officeooo:paragraph-rsid="001941a9"/>
    </style:style>
    <style:style style:name="P176" style:family="paragraph" style:parent-style-name="Text_20_body" style:list-style-name="L2">
      <style:text-properties officeooo:rsid="001941a9" officeooo:paragraph-rsid="001941a9"/>
    </style:style>
    <style:style style:name="P177" style:family="paragraph" style:parent-style-name="Text_20_body" style:list-style-name="L3">
      <style:text-properties officeooo:paragraph-rsid="00b133a5"/>
    </style:style>
    <style:style style:name="P178" style:family="paragraph" style:parent-style-name="Text_20_body" style:list-style-name="L3">
      <style:text-properties officeooo:rsid="00b133a5" officeooo:paragraph-rsid="00b133a5"/>
    </style:style>
    <style:style style:name="P179" style:family="paragraph" style:parent-style-name="Text_20_body" style:list-style-name="L4">
      <style:text-properties style:text-line-through-style="none" style:text-line-through-type="none" officeooo:rsid="00b67533" officeooo:paragraph-rsid="00b999cc"/>
    </style:style>
    <style:style style:name="P180" style:family="paragraph" style:parent-style-name="Text_20_body" style:list-style-name="L5">
      <style:text-properties style:text-line-through-style="none" style:text-line-through-type="none" officeooo:rsid="00b7b2be" officeooo:paragraph-rsid="00b999cc"/>
    </style:style>
    <style:style style:name="P181" style:family="paragraph" style:parent-style-name="Text_20_body" style:list-style-name="L5">
      <style:text-properties officeooo:paragraph-rsid="00b999cc"/>
    </style:style>
    <style:style style:name="P182" style:family="paragraph" style:parent-style-name="Text_20_body" style:list-style-name="L6">
      <style:text-properties officeooo:paragraph-rsid="00bb075f"/>
    </style:style>
    <style:style style:name="P183" style:family="paragraph" style:parent-style-name="Text_20_body" style:list-style-name="L6">
      <style:text-properties officeooo:rsid="00bb075f" officeooo:paragraph-rsid="00bd05ee"/>
    </style:style>
    <style:style style:name="P184" style:family="paragraph" style:parent-style-name="Text_20_body" style:list-style-name="L9">
      <style:text-properties officeooo:rsid="00e3f7f7" officeooo:paragraph-rsid="00e3f7f7"/>
    </style:style>
    <style:style style:name="P185"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86"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87"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88"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89"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T92" style:family="text">
      <style:text-properties officeooo:rsid="00c18e70"/>
    </style:style>
    <style:style style:name="T93" style:family="text">
      <style:text-properties officeooo:rsid="00c1f9fd"/>
    </style:style>
    <style:style style:name="T94" style:family="text">
      <style:text-properties officeooo:rsid="0034ee78"/>
    </style:style>
    <style:style style:name="T95" style:family="text">
      <style:text-properties officeooo:rsid="00c3cf85"/>
    </style:style>
    <style:style style:name="T96" style:family="text">
      <style:text-properties style:text-position="super 58%"/>
    </style:style>
    <style:style style:name="T97" style:family="text">
      <style:text-properties style:text-position="super 58%" officeooo:rsid="00d46098"/>
    </style:style>
    <style:style style:name="T98" style:family="text">
      <style:text-properties officeooo:rsid="00c561db"/>
    </style:style>
    <style:style style:name="T99" style:family="text">
      <style:text-properties officeooo:rsid="00c7a8bf"/>
    </style:style>
    <style:style style:name="T100" style:family="text">
      <style:text-properties officeooo:rsid="00c99392"/>
    </style:style>
    <style:style style:name="T101" style:family="text">
      <style:text-properties officeooo:rsid="00c9ff6a"/>
    </style:style>
    <style:style style:name="T102" style:family="text">
      <style:text-properties officeooo:rsid="00cad0f2"/>
    </style:style>
    <style:style style:name="T103" style:family="text">
      <style:text-properties officeooo:rsid="00cb40c8"/>
    </style:style>
    <style:style style:name="T104" style:family="text">
      <style:text-properties officeooo:rsid="00cc9caf"/>
    </style:style>
    <style:style style:name="T105" style:family="text">
      <style:text-properties officeooo:rsid="00cd1b29"/>
    </style:style>
    <style:style style:name="T106" style:family="text">
      <style:text-properties officeooo:rsid="00ceb68f"/>
    </style:style>
    <style:style style:name="T107" style:family="text">
      <style:text-properties officeooo:rsid="00cf3228"/>
    </style:style>
    <style:style style:name="T108" style:family="text">
      <style:text-properties officeooo:rsid="00cfaff1"/>
    </style:style>
    <style:style style:name="T109" style:family="text">
      <style:text-properties officeooo:rsid="00d295a1"/>
    </style:style>
    <style:style style:name="T110" style:family="text">
      <style:text-properties officeooo:rsid="00d45834"/>
    </style:style>
    <style:style style:name="T111" style:family="text">
      <style:text-properties officeooo:rsid="00d46098"/>
    </style:style>
    <style:style style:name="T112" style:family="text">
      <style:text-properties officeooo:rsid="00d48856"/>
    </style:style>
    <style:style style:name="T113" style:family="text">
      <style:text-properties officeooo:rsid="00d5e85d"/>
    </style:style>
    <style:style style:name="T114" style:family="text">
      <style:text-properties officeooo:rsid="00d62498"/>
    </style:style>
    <style:style style:name="T115" style:family="text">
      <style:text-properties officeooo:rsid="00d796ec"/>
    </style:style>
    <style:style style:name="T116" style:family="text">
      <style:text-properties officeooo:rsid="00d91719"/>
    </style:style>
    <style:style style:name="T117" style:family="text">
      <style:text-properties officeooo:rsid="00dad67e"/>
    </style:style>
    <style:style style:name="T118" style:family="text">
      <style:text-properties officeooo:rsid="00dbdf43"/>
    </style:style>
    <style:style style:name="T119" style:family="text">
      <style:text-properties officeooo:rsid="00dccd84"/>
    </style:style>
    <style:style style:name="T120" style:family="text">
      <style:text-properties officeooo:rsid="00de3e64"/>
    </style:style>
    <style:style style:name="T121" style:family="text">
      <style:text-properties officeooo:rsid="00de964f"/>
    </style:style>
    <style:style style:name="T122" style:family="text">
      <style:text-properties officeooo:rsid="00e3f7f7"/>
    </style:style>
    <style:style style:name="T123" style:family="text">
      <style:text-properties officeooo:rsid="00e5b0a3"/>
    </style:style>
    <style:style style:name="T124" style:family="text">
      <style:text-properties officeooo:rsid="00e773b3"/>
    </style:style>
    <style:style style:name="T125" style:family="text">
      <style:text-properties officeooo:rsid="00e87709"/>
    </style:style>
    <style:style style:name="T126" style:family="text">
      <style:text-properties officeooo:rsid="00e9ed1d"/>
    </style:style>
    <style:style style:name="T127" style:family="text">
      <style:text-properties officeooo:rsid="00eaaeba"/>
    </style:style>
    <style:style style:name="T128" style:family="text">
      <style:text-properties officeooo:rsid="00eb3af6"/>
    </style:style>
    <style:style style:name="T129" style:family="text">
      <style:text-properties officeooo:rsid="00ed6788"/>
    </style:style>
    <style:style style:name="T130" style:family="text">
      <style:text-properties officeooo:rsid="00f0f259"/>
    </style:style>
    <style:style style:name="T131" style:family="text">
      <style:text-properties officeooo:rsid="00f20f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Koviz User's Guide</text:p>
      <text:p text:style-name="P3"><draw:line text:anchor-type="paragraph" draw:z-index="0" draw:name="Shape1" draw:style-name="gr1" draw:text-style-name="P189" svg:x1="0.0457in" svg:y1="0.2016in" svg:x2="6.3567in" svg:y2="0.2016in"><text:p/></draw:line></text:p>
      <text:p text:style-name="P99"><draw:line text:anchor-type="paragraph" draw:z-index="1" draw:name="Shape2" draw:style-name="gr1" draw:text-style-name="P189" svg:x1="6.3571in" svg:y1="-0.1256in" svg:x2="6.4264in" svg:y2="8.1579in"><text:p/></draw:line>Version 1.0</text:p>
      <text:p text:style-name="P99"><text:span text:style-name="T131">November</text:span> 20<text:span text:style-name="T52">2</text:span><text:span text:style-name="T126">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31"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6"><text:a xlink:type="simple" xlink:href="#__RefHeading__232_403196617" text:style-name="Index_20_Link" text:visited-style-name="Index_20_Link"><text:tab/>2</text:a></text:p>
          <text:p text:style-name="P126"><text:a xlink:type="simple" xlink:href="#__RefHeading__252_403196617" text:style-name="Index_20_Link" text:visited-style-name="Index_20_Link">Introduction<text:tab/>4</text:a></text:p>
          <text:p text:style-name="P126"><text:a xlink:type="simple" xlink:href="#__RefHeading__645_403196617" text:style-name="Index_20_Link" text:visited-style-name="Index_20_Link">RUN Directories<text:tab/>4</text:a></text:p>
          <text:p text:style-name="P126"><text:a xlink:type="simple" xlink:href="#__RefHeading__655_403196617" text:style-name="Index_20_Link" text:visited-style-name="Index_20_Link">MONTE Directories<text:tab/>4</text:a></text:p>
          <text:p text:style-name="P126"><text:a xlink:type="simple" xlink:href="#__RefHeading__234_403196617" text:style-name="Index_20_Link" text:visited-style-name="Index_20_Link">DP Files<text:tab/>4</text:a></text:p>
          <text:p text:style-name="P128"><text:a xlink:type="simple" xlink:href="#__RefHeading__475_403196617" text:style-name="Index_20_Link" text:visited-style-name="Index_20_Link">DP File Syntax<text:tab/>5</text:a></text:p>
          <text:p text:style-name="P128"><text:a xlink:type="simple" xlink:href="#__RefHeading__560_403196617" text:style-name="Index_20_Link" text:visited-style-name="Index_20_Link">DP Line and Symbol Styles<text:tab/>6</text:a></text:p>
          <text:p text:style-name="P128"><text:a xlink:type="simple" xlink:href="#__RefHeading__595_403196617" text:style-name="Index_20_Link" text:visited-style-name="Index_20_Link">DP File Example<text:tab/>7</text:a></text:p>
          <text:p text:style-name="P126"><text:a xlink:type="simple" xlink:href="#__RefHeading__759_403196617" text:style-name="Index_20_Link" text:visited-style-name="Index_20_Link">Session Files<text:tab/>8</text:a></text:p>
          <text:p text:style-name="P126"><text:a xlink:type="simple" xlink:href="#__RefHeading__254_403196617" text:style-name="Index_20_Link" text:visited-style-name="Index_20_Link">External Programs<text:tab/>10</text:a></text:p>
          <text:p text:style-name="P127"><text:a xlink:type="simple" xlink:href="#__RefHeading__264_403196617" text:style-name="Index_20_Link" text:visited-style-name="Index_20_Link">External Program DP File Specification<text:tab/>10</text:a></text:p>
          <text:p text:style-name="P127"><text:a xlink:type="simple" xlink:href="#__RefHeading__381_403196617" text:style-name="Index_20_Link" text:visited-style-name="Index_20_Link">External Program DP File Example<text:tab/>10</text:a></text:p>
          <text:p text:style-name="P127"><text:a xlink:type="simple" xlink:href="#__RefHeading__383_403196617" text:style-name="Index_20_Link" text:visited-style-name="Index_20_Link">External Program Source Code Example<text:tab/>11</text:a></text:p>
          <text:p text:style-name="P127"><text:a xlink:type="simple" xlink:href="#__RefHeading___Toc907_1341101074" text:style-name="Index_20_Link" text:visited-style-name="Index_20_Link">Building Example External Program On Linux<text:tab/>11</text:a></text:p>
          <text:p text:style-name="P127"><text:a xlink:type="simple" xlink:href="#__RefHeading__385_403196617" text:style-name="Index_20_Link" text:visited-style-name="Index_20_Link">External Program Building<text:tab/>12</text:a></text:p>
          <text:p text:style-name="P128"><text:a xlink:type="simple" xlink:href="#__RefHeading__387_403196617" text:style-name="Index_20_Link" text:visited-style-name="Index_20_Link">Linux<text:tab/>12</text:a></text:p>
          <text:p text:style-name="P128"><text:a xlink:type="simple" xlink:href="#__RefHeading__389_403196617" text:style-name="Index_20_Link" text:visited-style-name="Index_20_Link">MacOS X<text:tab/>12</text:a></text:p>
          <text:p text:style-name="P127"><text:a xlink:type="simple" xlink:href="#__RefHeading__391_403196617" text:style-name="Index_20_Link" text:visited-style-name="Index_20_Link">External Program Summary<text:tab/>12</text:a></text:p>
          <text:p text:style-name="P127"><text:a xlink:type="simple" xlink:href="#__RefHeading__393_403196617" text:style-name="Index_20_Link" text:visited-style-name="Index_20_Link">External Program Problems And Caveats<text:tab/>12</text:a></text:p>
          <text:p text:style-name="P126"><text:a xlink:type="simple" xlink:href="#__RefHeading__761_403196617" text:style-name="Index_20_Link" text:visited-style-name="Index_20_Link">Plot Interaction<text:tab/>13</text:a></text:p>
          <text:p text:style-name="P126"><text:a xlink:type="simple" xlink:href="#__RefHeading__853_403196617" text:style-name="Index_20_Link" text:visited-style-name="Index_20_Link">Maps<text:tab/>15</text:a></text:p>
          <text:p text:style-name="P126"><text:a xlink:type="simple" xlink:href="#__RefHeading___Toc1404_4203752023" text:style-name="Index_20_Link" text:visited-style-name="Index_20_Link">Groups<text:tab/>16</text:a></text:p>
          <text:p text:style-name="P126"><text:a xlink:type="simple" xlink:href="#__RefHeading___Toc811_3249638883" text:style-name="Index_20_Link" text:visited-style-name="Index_20_Link">Video<text:tab/>17</text:a></text:p>
          <text:p text:style-name="P127"><text:a xlink:type="simple" xlink:href="#__RefHeading___Toc948_3009348355" text:style-name="Index_20_Link" text:visited-style-name="Index_20_Link">Introduction<text:tab/>17</text:a></text:p>
          <text:p text:style-name="P127"><text:a xlink:type="simple" xlink:href="#__RefHeading___Toc950_3009348355" text:style-name="Index_20_Link" text:visited-style-name="Index_20_Link">Building Koviz with MPV Support<text:tab/>17</text:a></text:p>
          <text:p text:style-name="P127"><text:a xlink:type="simple" xlink:href="#__RefHeading___Toc952_3009348355" text:style-name="Index_20_Link" text:visited-style-name="Index_20_Link">Data Synchronization<text:tab/>17</text:a></text:p>
          <text:p text:style-name="P127"><text:a xlink:type="simple" xlink:href="#__RefHeading___Toc954_3009348355" text:style-name="Index_20_Link" text:visited-style-name="Index_20_Link">Commandline -video and -videoOffset options<text:tab/>17</text:a></text:p>
          <text:p text:style-name="P127"><text:a xlink:type="simple" xlink:href="#__RefHeading___Toc1683_1107607212" text:style-name="Index_20_Link" text:visited-style-name="Index_20_Link">Commandline -videoList option<text:tab/>18</text:a></text:p>
          <text:p text:style-name="P127"><text:a xlink:type="simple" xlink:href="#__RefHeading___Toc1076_3009348355" text:style-name="Index_20_Link" text:visited-style-name="Index_20_Link">Session Files<text:tab/>18</text:a></text:p>
          <text:p text:style-name="P127"><text:a xlink:type="simple" xlink:href="#__RefHeading___Toc1078_3009348355" text:style-name="Index_20_Link" text:visited-style-name="Index_20_Link">Video Directory Within RUN<text:tab/>18</text:a></text:p>
          <text:p text:style-name="P127"><text:a xlink:type="simple" xlink:href="#__RefHeading___Toc1080_3009348355" text:style-name="Index_20_Link" text:visited-style-name="Index_20_Link">Multiple RUNs And Multiple Videos<text:tab/>19</text:a></text:p>
          <text:p text:style-name="P126"><text:a xlink:type="simple" xlink:href="#__RefHeading___Toc1340_1544136475" text:style-name="Index_20_Link" text:visited-style-name="Index_20_Link">Blender<text:tab/>20</text:a></text:p>
          <text:p text:style-name="P127"><text:a xlink:type="simple" xlink:href="#__RefHeading___Toc1342_1544136475" text:style-name="Index_20_Link" text:visited-style-name="Index_20_Link">Introduction<text:tab/>20</text:a></text:p>
          <text:p text:style-name="P127"><text:a xlink:type="simple" xlink:href="#__RefHeading___Toc1344_1544136475" text:style-name="Index_20_Link" text:visited-style-name="Index_20_Link">Blender Addon Setup<text:tab/>20</text:a></text:p>
          <text:p text:style-name="P127"><text:a xlink:type="simple" xlink:href="#__RefHeading___Toc1346_1544136475" text:style-name="Index_20_Link" text:visited-style-name="Index_20_Link">Animate Blender Default Cube<text:tab/>20</text:a></text:p>
          <text:p text:style-name="P127"><text:a xlink:type="simple" xlink:href="#__RefHeading___Toc1348_1544136475" text:style-name="Index_20_Link" text:visited-style-name="Index_20_Link">Sync Koviz To Default Cube Animation<text:tab/>21</text:a></text:p>
          <text:p text:style-name="P127"><text:a xlink:type="simple" xlink:href="#__RefHeading___Toc1350_1544136475" text:style-name="Index_20_Link" text:visited-style-name="Index_20_Link">Sync Blender To Koviz With ES’s Vismo<text:tab/>22</text:a></text:p>
          <text:p text:style-name="P126"><text:a xlink:type="simple" xlink:href="#__RefHeading___Toc1685_1107607212" text:style-name="Index_20_Link" text:visited-style-name="Index_20_Link">Live Trick TV Plots<text:tab/>23</text:a></text:p>
          <text:p text:style-name="P127"><text:a xlink:type="simple" xlink:href="#__RefHeading___Toc1687_1107607212" text:style-name="Index_20_Link" text:visited-style-name="Index_20_Link">Introduction<text:tab/>23</text:a></text:p>
          <text:p text:style-name="P127"><text:a xlink:type="simple" xlink:href="#__RefHeading___Toc1689_1107607212" text:style-name="Index_20_Link" text:visited-style-name="Index_20_Link">Plotting TV Params<text:tab/>23</text:a></text:p>
          <text:p text:style-name="P127"><text:soft-page-break/><text:a xlink:type="simple" xlink:href="#__RefHeading___Toc1691_1107607212" text:style-name="Index_20_Link" text:visited-style-name="Index_20_Link">Changing Live Plot Domain<text:tab/>23</text:a></text:p>
          <text:p text:style-name="P127"><text:a xlink:type="simple" xlink:href="#__RefHeading___Toc1693_1107607212" text:style-name="Index_20_Link" text:visited-style-name="Index_20_Link">Live DP Files<text:tab/>24</text:a></text:p>
          <text:p text:style-name="P127"><text:a xlink:type="simple" xlink:href="#__RefHeading___Toc1780_3036021424" text:style-name="Index_20_Link" text:visited-style-name="Index_20_Link">Live Spring Plot Example<text:tab/>24</text:a></text:p>
        </text:index-body>
      </text:table-of-content>
      <text:p text:style-name="P6"/>
      <text:p text:style-name="P6"/>
      <text:h text:style-name="P142" text:outline-level="2"><text:bookmark-start text:name="__RefHeading__252_403196617"/>Introduction<text:bookmark-end text:name="__RefHeading__252_403196617"/></text:h>
      <text:p text:style-name="P35">Koviz is a simulation data <text:span text:style-name="T125">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25">also </text:span><text:span text:style-name="T17">offers:</text:span></text:p>
      <text:list xml:id="list2067344879" text:style-name="L1">
        <text:list-item>
          <text:p text:style-name="P173">A real-time analysis report <text:span text:style-name="T17">for Trick real-time data recordings</text:span></text:p>
        </text:list-item>
        <text:list-item>
          <text:p text:style-name="P174"><text:span text:style-name="T125">A</text:span><text:span text:style-name="T17"> plugin-like functionality, external programs, to transform simulation data</text:span></text:p>
        </text:list-item>
        <text:list-item>
          <text:p text:style-name="P172"><text:span text:style-name="T125">Data/video synchronization to</text:span><text:span text:style-name="T17"> view video alongside associated data </text:span><text:span text:style-name="T125">plots</text:span></text:p>
        </text:list-item>
        <text:list-item>
          <text:p text:style-name="P173">Data/Blender graphics synchronization</text:p>
        </text:list-item>
        <text:list-item>
          <text:p text:style-name="P173">Live Trick simulation plots</text:p>
        </text:list-item>
      </text:list>
      <text:p text:style-name="P35">The <text:span text:style-name="T125">main </text:span>usage for koviz <text:span text:style-name="T40">is</text:span>: </text:p>
      <text:p text:style-name="P49"><text:span text:style-name="T40">UNIX Prompt&gt; </text:span>koviz <text:span text:style-name="T16">&lt;</text:span>RUN_<text:span text:style-name="T16">dir|MONTE_dir</text:span><text:span text:style-name="T128">|RUN file</text:span>&gt; [DP_<text:span text:style-name="T16">file1</text:span>...] [options]</text:p>
      <text:p text:style-name="P75">To see a list of options:</text:p>
      <text:p text:style-name="P49">UNIX Prompt&gt; koviz <text:span text:style-name="T25">&lt;ENTER&gt;</text:span></text:p>
      <text:h text:style-name="P132" text:outline-level="2"><text:bookmark-start text:name="__RefHeading__645_403196617"/>RUN Directories<text:bookmark-end text:name="__RefHeading__645_403196617"/></text:h>
      <text:p text:style-name="P11"><text:span text:style-name="T128">Koviz plots data from </text:span>RUN directories <text:span text:style-name="T128">which </text:span>contain log files <text:span text:style-name="T128">(normally </text:span>from <text:span text:style-name="T128">Trick </text:span>simulation run<text:span text:style-name="T128">s)</text:span>. <text:s/><text:span text:style-name="T21">Koviz is efficient at coplotting multiple RUN</text:span><text:span text:style-name="T128">s</text:span><text:span text:style-name="T21">:</text:span></text:p>
      <text:p text:style-name="P64">UNIX Prompt&gt; koviz RUN*</text:p>
      <text:h text:style-name="Heading_20_2" text:outline-level="2">RUN Files</text:h>
      <text:p text:style-name="P36">Instead of giving koviz RUN directories that hold a set of log files, one can also directly plot files. <text:s/>For example, one can compare two *.csv files:</text:p>
      <text:p text:style-name="P65">UNIX Prompt&gt; koviz my-time-history.csv my-motion-capture.mot</text:p>
      <text:h text:style-name="P133"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50">UNIX Prompt&gt; koviz MONTE_dir</text:p>
      <text:h text:style-name="P134" text:outline-level="2"><text:bookmark-start text:name="__RefHeading__234_403196617"/><text:soft-page-break/>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67" text:outline-level="4"><text:bookmark-start text:name="__RefHeading__475_403196617"/>DP File Syntax<text:bookmark-end text:name="__RefHeading__475_403196617"/></text:h>
      <text:p text:style-name="P47">[Title]</text:p>
      <text:p text:style-name="P43">[PLOTS: </text:p>
      <text:p text:style-name="P68">PAGE <text:span text:style-name="T129">page_number_integer</text:span>: “page_title” </text:p>
      <text:p text:style-name="P93">[FOREGROUND_COLOR: “#rrggbb|color_name”]<text:line-break/>[BACKGROUND_COLOR: “#rrggbb|color_name”]</text:p>
      <text:p text:style-name="P89">PLOT plot_number: “plot title” </text:p>
      <text:p text:style-name="P96">[X_AXIS_LABEL: “x_axis_label" <text:span text:style-name="T39">]<text:line-break/></text:span>[Y_AXIS_LABEL: “y_axis_label”] <text:line-break/>[X_MIN_RANGE: x_min_value] <text:line-break/>[X_MAX_RANGE: x_max_value] <text:line-break/>[Y_MIN_RANGE: y_min_value] <text:line-break/>[Y_MAX_RANGE: y_max_value]<text:line-break/><text:span text:style-name="T61">[PLOT_X_SCALE: “log|linear”]<text:line-break/>[PLOT_Y_SCALE: “log|linear”]</text:span><text:line-break/><text:span text:style-name="T42">[PLOT_RATIO: “square”]<text:line-break/>[GRID: &lt;on|off&gt;]<text:line-break/>[RECT: x%, y%, width%, height%]<text:line-break/>[PRESENTATION: compare|error|error+compare]<text:line-break/>[MAJOR_X_TICS: comma separated list of floats]<text:line-break/>[MINOR_X_TICS: comma separated list of floats]<text:line-break/>[MAJOR_Y_TICS: comma separated list of floats]<text:line-break/>[MINOR_Y_TICS: comma separated list of floats]<text:line-break/>… </text:span><text:span text:style-name="T129">continued on next page</text:span><text:span text:style-name="T42"><text:line-break/><text:line-break/><text:line-break/></text:span><text:soft-page-break/><text:span text:style-name="T129">[HLINE: float]<text:line-break/> <text:s text:c="7"/>[COLOR: “#rrggbb|color_name”]<text:line-break/> <text:s text:c="7"/>[LABEL: “printf format - %g for value, %s for unit”]<text:line-break/> <text:s text:c="7"/>[UNITS: “unit”]<text:line-break/> <text:s text:c="7"/>[LABEL_UNITS: “unit”]<text:line-break/> <text:s text:c="7"/></text:span><text:span text:style-name="T130">[LABEL_ORIENT: “left|center|right|0&lt;=placement&lt;=1”]</text:span></text:p>
      <text:p text:style-name="P95">X_VARIABLE: “param_name” </text:p>
      <text:p text:style-name="P97">[LABEL: “label”] <text:line-break/>[UNITS: “unit”] <text:line-break/>[SCALE_FACTOR: scale_value] <text:line-break/>[BIAS: bias_value] </text:p>
      <text:p text:style-name="P95">Y_VARIABLE: “param_name” </text:p>
      <text:p text:style-name="P98"><text:span text:style-name="T9">(</text:span>Same attributes as X_VARIABLE<text:span text:style-name="T9">)</text:span> <text:line-break/>[SYMBOL_STYLE: symbol_style] <text:line-break/>[SYMBOL_SIZE: symbol_size]<text:line-break/><text:span text:style-name="T127">[SYMBOL_END: symbol_style]</text:span><text:line-break/>[LINE_STYLE: line_style] <text:line-break/>[LINE_COLOR: <text:span text:style-name="T7">“#rrggbb|color_name”</text:span>] </text:p>
      <text:p text:style-name="P95">[Y_VARIABLE: ... ] </text:p>
      <text:p text:style-name="P44">]</text:p>
      <text:p text:style-name="P44">[TABLES: </text:p>
      <text:p text:style-name="P69">TABLE table_number_<text:span text:style-name="T129">integer</text:span>: “table_title” </text:p>
      <text:p text:style-name="P89">VARIABLE: “param_name” <text:line-break/><text:span text:style-name="T8">(S</text:span>ame <text:span text:style-name="T8">attributes </text:span>as X_VARIABLE in PLOT<text:span text:style-name="T8">)</text:span> <text:line-break/>[VARIABLE: ...] </text:p>
      <text:p text:style-name="P44">] </text:p>
      <text:p text:style-name="P44">[PROGRAM: “<text:span text:style-name="T129">path_to_</text:span>program_<text:span text:style-name="T129">shared_library</text:span>”: </text:p>
      <text:p text:style-name="P69">IN: “param_name1” “param_name2” ... <text:line-break/>OUT: “param_name1” param_name2” ... </text:p>
      <text:p text:style-name="P38">]</text:p>
      <text:h text:style-name="P168" text:outline-level="4"><text:bookmark-start text:name="__RefHeading__560_403196617"/><text:soft-page-break/><text:span text:style-name="T34">DP </text:span>Line and Symbol Styles<text:bookmark-end text:name="__RefHeading__560_403196617"/></text:h>
      <text:p text:style-name="P41">SYMBOL_STYLE:</text:p>
      <text:p text:style-name="P66">None|Square|Circle|Star|XX|Triangle|<text:line-break/>Solid_Square|Solid_Circle|Thick_Square|Thick_Circle<text:span text:style-name="T41">|<text:line-break/>Number_[0-9]</text:span><text:span text:style-name="T126">|sa</text:span><text:span text:style-name="T127">tellite</text:span></text:p>
      <text:p text:style-name="P124">SYMBOL_END:</text:p>
      <text:p text:style-name="P129">Same symbols as SYMBOL_STYLE</text:p>
      <text:p text:style-name="P41">SYMBOL_SIZE: </text:p>
      <text:p text:style-name="P66">Tiny|Small|Medium|Large</text:p>
      <text:p text:style-name="P41">LINE_STYLE: </text:p>
      <text:p text:style-name="P66">“No_Line|Thick_Line|X_Thick_Line|Fine_Dash|Med_Fine_Dash|<text:line-break/>Long_Dash|X_Long_Dash|Dot_Dash|2_Dot_Dash|3_Dot_Dash| <text:line-break/>4_Dot_Dash|Plain|Dash<text:span text:style-name="T62">|Scatter</text:span>”</text:p>
      <text:p text:style-name="P41">LINE_COLOR: </text:p>
      <text:p text:style-name="P66">“#rrggbb|&lt;color_name&gt;” </text:p>
      <text:h text:style-name="P169" text:outline-level="4"/>
      <text:h text:style-name="P169"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2">PLOTS: </text:p>
      <text:p text:style-name="P42">PAGE 1: "<text:span text:style-name="T11">Page Title</text:span>" </text:p>
      <text:p text:style-name="P67">PLOT 1: "<text:span text:style-name="T11">Ball X Position</text:span>" </text:p>
      <text:p text:style-name="P88"><text:span text:style-name="T12">X_VARIABLE: "</text:span><text:span text:style-name="T13">sys.exec.out.time</text:span><text:span text:style-name="T12">" <text:line-break/>Y_VARIABLE: "ball.state.out.position[</text:span><text:span text:style-name="T13">0</text:span><text:span text:style-name="T12">]"</text:span></text:p>
      <text:h text:style-name="P137" text:outline-level="2"/>
      <text:h text:style-name="P143" text:outline-level="2"><text:bookmark-start text:name="__RefHeading__759_403196617"/>Session Files<text:bookmark-end text:name="__RefHeading__759_403196617"/></text:h>
      <text:p text:style-name="P13">To launch koviz with a set of RUNs and DPs, the -session command-line option may be used:</text:p>
      <text:p text:style-name="P51">UNIX Prompt&gt; koviz -session &lt;session_file&gt;</text:p>
      <text:p text:style-name="P76">The syntax for the session file is as follows:</text:p>
      <text:p text:style-name="P51">[Title] <text:line-break/>[DEVICE: &lt;File &lt;file_name&gt;|Terminal&gt; ]<text:line-break/>[FREQUENCY: cycle_time] <text:line-break/>[TIME_MATCH_TOLERANCE: delta_time] <text:line-break/>[PRESENTATION: Compare|Error|Error+Compare] <text:line-break/>PRODUCT: <text:span text:style-name="T23">DP</text:span>_file<text:span text:style-name="T24">name</text:span> <text:line-break/>[PRODUCT: <text:span text:style-name="T23">DP</text:span>_file<text:span text:style-name="T24">name</text:span>_n ...] <text:line-break/>RUN: RUN_directory <text:line-break/>[RUN: RUN_directory_n …]<text:line-break/><text:span text:style-name="T43">[T[1-4]: title1-title4]<text:line-break/>[C[1-7]: line color 1-7]<text:line-break/>[L[1-7]: legend label 1-7]<text:line-break/>[LS[1-7]: linestyle 1-7]<text:line-break/>[S[1-7]: symbol 1-7]<text:line-break/>[FG: foreground color]<text:line-break/>[BG: background color]<text:line-break/>[START: start_time]<text:line-break/>[STOP: stop_time]<text:line-break/>[ORIENT: portrait|landscape]<text:line-break/>[SHIFT: RUN shift times]<text:line-break/>[TimeName: time_name]<text:line-break/>[MapFile: map_filename]<text:line-break/>[LEGEND: on|off]<text:line-break/>[ShowTables: on|off]<text:line-break/>[EXCLUDE: exclude pattern]<text:line-break/>[FILTER: filter pattern]<text:line-break/>[Video: filename]<text:line-break/>[VideoOffset: time]<text:line-break/>[ShowPageTitle: yes|no]<text:line-break/>[ShowPlotLegend: yes|no]<text:line-break/>[PlotLegendPosition: ne|e|se|s|sw|w|nw|n]</text:span></text:p>
      <text:p text:style-name="P76"><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6">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6">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6">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6">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6">The RUN: statement specifies a simulation RUN directory from which to retrieve logged data, &lt;RUN_directory&gt;. <text:s/>One or more RUNs must be specified.</text:p>
      <text:p text:style-name="P79">The SHIFT: statement is used to shift RUN time(s). <text:s/>If there is a single RUN, specify a double value e.g. SHIFT: 13.56. <text:s/>If there are multiple RUNs, use a comma delimited list of RUN:&lt;shift_value&gt; specs e.g. SHIFT: RUN_a:13.56,RUN_b:77.28,RUN_c:23.0.</text:p>
      <text:p text:style-name="P79">The TimeName: statement is used when time is not the default “sys.exec.out.time” e.g. TimeName: myTimeName.</text:p>
      <text:p text:style-name="P79">The MapFile: statement is used to tell koviz where the map file is located. <text:s/>Maps are described later in this document, but in a nutshell maps are used to map RUNs with different parameter names so that the RUNs can be compared and difference plotted.</text:p>
      <text:p text:style-name="P79">The EXCLUDE: and FILTER: statements <text:span text:style-name="T44">either cull out or filter for logfiles within the RUN directories. <text:s/>This can help speed up data loading and/or show a subset of all variables logged.</text:span></text:p>
      <text:h text:style-name="P138" text:outline-level="2"/>
      <text:h text:style-name="P144"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6">PROGRAM: “<text:span text:style-name="T48">/home/kvetter/test/ext_programs/librss.so</text:span>” </text:p>
      <text:p text:style-name="P70">IN: </text:p>
      <text:p text:style-name="P91">“<text:span text:style-name="T48">Chaser.stVeh.stFFrDock.vecF_Frame[0]</text:span>”<text:line-break/>“<text:span text:style-name="T48">Chaser.stVeh.stFFrDock.vecF_Frame[1]</text:span>”<text:line-break/>“<text:span text:style-name="T48">Chaser.stVeh.stFFrDock.vecF_Frame[2]</text:span>”</text:p>
      <text:p text:style-name="P70">OUT: </text:p>
      <text:p text:style-name="P90">“<text:span text:style-name="T48">vecF_Frame_rss</text:span>” </text:p>
      <text:p text:style-name="P45"><text:span text:style-name="T48">PLOTS:<text:line-break/></text:span><text:line-break/>PAGE 1: "<text:span text:style-name="T48">External Program Example</text:span>" </text:p>
      <text:p text:style-name="P71">PLOT 1: “<text:span text:style-name="T48">RSS</text:span>”</text:p>
      <text:p text:style-name="P92">X_VARIABLE: "sys.exec.out.time" <text:line-break/>Y_VARIABLE: "<text:span text:style-name="T48">vecF_Frame_rss</text:span>" <text:line-break/></text:p>
      <text:h text:style-name="P149"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40"><text:span text:style-name="T47">#include &lt;math.h&gt;<text:line-break/></text:span><text:span text:style-name="T4"><text:line-break/>void</text:span><text:span text:style-name="T3"> kovizProgram( double* in, int numIn, double* out, int numOut )</text:span><text:line-break/><text:span text:style-name="T3">{</text:span></text:p>
      <text:p text:style-name="P73">out[0] = sqrt(in[0]*in[0] + in[1]*in[1] + in[2]*in[2]);</text:p>
      <text:p text:style-name="P39">}</text:p>
      <text:h text:style-name="P151" text:outline-level="3"><text:bookmark-start text:name="__RefHeading___Toc907_1341101074"/>Building <text:span text:style-name="T49">Example </text:span>External Program On Linux<text:line-break/><text:bookmark-end text:name="__RefHeading___Toc907_1341101074"/></text:h>
      <text:p text:style-name="P53">% cc -fPIC -c rss.c<text:line-break/>% ld -shared -o librss.so rss.o -lm -lc</text:p>
      <text:h text:style-name="P166"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7">Step 1. cc <text:span text:style-name="T46">-fPIC </text:span>-c &lt;myprogram1&gt;.c (compile all individual object this way) </text:p>
      <text:p text:style-name="P37">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7">Step 1. cc -c &lt;myprogram1&gt;.c (compile all individual object this way) </text:p>
      <text:p text:style-name="P37">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7">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3174376881" text:style-name="L2">
        <text:list-item>
          <text:p text:style-name="P175">Can’t load shared library!!! Ensure that $LD_LIBRARY_PATH is set so that koviz can find the *.so file. <text:s/>The external program (*.so program) may have unresolved dependencies. Try “nm” on the external program, and look for “U”s.</text:p>
        </text:list-item>
        <text:list-item>
          <text:p text:style-name="P176">Koviz will not scale or bias X values with external programs.</text:p>
        </text:list-item>
        <text:list-item>
          <text:p text:style-name="P175">External programs convert everything to doubles, and only accept and output doubles. </text:p>
        </text:list-item>
        <text:list-item>
          <text:p text:style-name="P175">External programs have no notion of unit conversion. </text:p>
        </text:list-item>
      </text:list>
      <text:h text:style-name="P135"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574927706784">
          <table:table-cell table:style-name="Table1.A1" office:value-type="string">
            <text:p text:style-name="P101">Select Curve</text:p>
          </table:table-cell>
          <table:table-cell table:style-name="Table1.B1" office:value-type="string">
            <text:p text:style-name="P101">Mouse Left Click Curve</text:p>
          </table:table-cell>
        </table:table-row>
        <table:table-row table:style-name="TableLine94574927762176">
          <table:table-cell table:style-name="Table1.A2" office:value-type="string">
            <text:p text:style-name="P108">Drag Curve</text:p>
          </table:table-cell>
          <table:table-cell table:style-name="Table1.B2" office:value-type="string">
            <text:p text:style-name="P108">Mouse Left Click Curve to select<text:line-break/>Then Keypress Crtl + Mouse Left Drag</text:p>
          </table:table-cell>
        </table:table-row>
        <table:table-row table:style-name="TableLine94574927763584">
          <table:table-cell table:style-name="Table1.A2" office:value-type="string">
            <text:p text:style-name="P108">Drag Curve Onto Another Curve</text:p>
          </table:table-cell>
          <table:table-cell table:style-name="Table1.B2" office:value-type="string">
            <text:p text:style-name="P108">Mouse Left Click Curve to select<text:line-break/>Then Keypress Alt+Ctrl+Mouse Left Drag<text:line-break/>making init points of both curves close enough to “snap”</text:p>
          </table:table-cell>
        </table:table-row>
        <table:table-row table:style-name="TableLine94574927764224">
          <table:table-cell table:style-name="Table1.A2" office:value-type="string">
            <text:p text:style-name="P100">Zoom In</text:p>
          </table:table-cell>
          <table:table-cell table:style-name="Table1.B2" office:value-type="string">
            <text:p text:style-name="P100">Mouse <text:span text:style-name="T27">Middle</text:span> Click <text:span text:style-name="T28">a</text:span>nd Drag Zoom Box</text:p>
          </table:table-cell>
        </table:table-row>
        <table:table-row table:style-name="TableLine94574927764864">
          <table:table-cell table:style-name="Table1.A2" office:value-type="string">
            <text:p text:style-name="P100">Zoom Out</text:p>
          </table:table-cell>
          <table:table-cell table:style-name="Table1.B2" office:value-type="string">
            <text:p text:style-name="P100">Mouse Right Click <text:span text:style-name="T63">or Keypress Escape</text:span></text:p>
          </table:table-cell>
        </table:table-row>
        <table:table-row table:style-name="TableLine94574927765584">
          <table:table-cell table:style-name="Table1.A2" office:value-type="string">
            <text:p text:style-name="P101">Pan</text:p>
          </table:table-cell>
          <table:table-cell table:style-name="Table1.B2" office:value-type="string">
            <text:p text:style-name="P101">Mouse Left Drag In Middle Of Plot</text:p>
          </table:table-cell>
        </table:table-row>
        <table:table-row table:style-name="TableLine94574927766336">
          <table:table-cell table:style-name="Table1.A2" office:value-type="string">
            <text:p text:style-name="P101">Scale</text:p>
          </table:table-cell>
          <table:table-cell table:style-name="Table1.B2" office:value-type="string">
            <text:p text:style-name="P101">Mouse Left Drag In Outter Extremity Of Plot</text:p>
          </table:table-cell>
        </table:table-row>
        <table:table-row table:style-name="TableLine94574927767136">
          <table:table-cell table:style-name="Table1.A2" office:value-type="string">
            <text:p text:style-name="P101"><text:span text:style-name="T45">Toggle Single/Multiplot </text:span>View</text:p>
          </table:table-cell>
          <table:table-cell table:style-name="Table1.B2" office:value-type="string">
            <text:p text:style-name="P101">Mouse Left Click <text:span text:style-name="T45">On Y-Axis Label or Plot Title</text:span></text:p>
          </table:table-cell>
        </table:table-row>
        <table:table-row table:style-name="TableLine94574927767936">
          <table:table-cell table:style-name="Table1.A2" office:value-type="string">
            <text:p text:style-name="P103"><text:span text:style-name="T30">Toggle</text:span> Y Axis Units</text:p>
          </table:table-cell>
          <table:table-cell table:style-name="Table1.B2" office:value-type="string">
            <text:p text:style-name="P103">Mouse Wheel Over Y-Axis Unit In Curly Braces {<text:span text:style-name="T30">unit</text:span>}</text:p>
          </table:table-cell>
        </table:table-row>
        <table:table-row table:style-name="TableLine94574927768656">
          <table:table-cell table:style-name="Table1.A2" office:value-type="string">
            <text:p text:style-name="P107">Toggle Linear/Logscale</text:p>
          </table:table-cell>
          <table:table-cell table:style-name="Table1.B2" office:value-type="string">
            <text:p text:style-name="P107">Mouse Wheel over x or y tic values</text:p>
          </table:table-cell>
        </table:table-row>
        <table:table-row table:style-name="TableLine94574927769456">
          <table:table-cell table:style-name="Table1.A2" office:value-type="string">
            <text:p text:style-name="P102">Suspend Live Coordinate Updates</text:p>
          </table:table-cell>
          <table:table-cell table:style-name="Table1.B2" office:value-type="string">
            <text:p text:style-name="P102">Keypress Shift While Mov<text:span text:style-name="T29">ing</text:span> Mouse Off Plot</text:p>
          </table:table-cell>
        </table:table-row>
        <table:table-row table:style-name="TableLine94574927770256">
          <table:table-cell table:style-name="Table1.A2" office:value-type="string">
            <text:p text:style-name="P103">Toggle Presentation <text:span text:style-name="T106">(compare/error)</text:span></text:p>
          </table:table-cell>
          <table:table-cell table:style-name="Table1.B2" office:value-type="string">
            <text:p text:style-name="P103">Keypress Spacebar</text:p>
          </table:table-cell>
        </table:table-row>
        <table:table-row table:style-name="TableLine94574927771056">
          <table:table-cell table:style-name="Table1.A2" office:value-type="string">
            <text:p text:style-name="P103">Print Current Coordinate <text:span text:style-name="T65">&amp; Dx,Dy</text:span></text:p>
          </table:table-cell>
          <table:table-cell table:style-name="Table1.B2" office:value-type="string">
            <text:p text:style-name="P103">Keypress Period</text:p>
          </table:table-cell>
        </table:table-row>
        <table:table-row table:style-name="TableLine94574927771856">
          <table:table-cell table:style-name="Table1.A2" office:value-type="string">
            <text:p text:style-name="P105">Measure Distance On Plot</text:p>
          </table:table-cell>
          <table:table-cell table:style-name="Table1.B2" office:value-type="string">
            <text:p text:style-name="P105">Keypress Alt + Mouse Left Drag (updates koviz status bar)</text:p>
          </table:table-cell>
        </table:table-row>
        <table:table-row table:style-name="TableLine94574927772656">
          <table:table-cell table:style-name="Table1.A2" office:value-type="string">
            <text:p text:style-name="P104">Hop To Prev/Next Plot Coord</text:p>
          </table:table-cell>
          <table:table-cell table:style-name="Table1.B2" office:value-type="string">
            <text:p text:style-name="P104">Keypress Left/Right Arrow (after curve selected)</text:p>
          </table:table-cell>
        </table:table-row>
        <table:table-row table:style-name="TableLine94574927773456">
          <table:table-cell table:style-name="Table1.A2" office:value-type="string">
            <text:p text:style-name="P104">Place Marker On Plot Coord</text:p>
          </table:table-cell>
          <table:table-cell table:style-name="Table1.B2" office:value-type="string">
            <text:p text:style-name="P104">Keypress Comma</text:p>
          </table:table-cell>
        </table:table-row>
        <table:table-row table:style-name="TableLine94574927774256">
          <table:table-cell table:style-name="Table1.A2" office:value-type="string">
            <text:p text:style-name="P106">Change X Axis Variable <text:span text:style-name="T115">(normal)</text:span></text:p>
          </table:table-cell>
          <table:table-cell table:style-name="Table1.B2" office:value-type="string">
            <text:p text:style-name="P106"><text:span text:style-name="T66">Options-&gt;</text:span>Drag-n-Drop. Drag-n-drop variable onto x-axis label.</text:p>
          </table:table-cell>
        </table:table-row>
        <table:table-row table:style-name="TableLine94574927775056">
          <table:table-cell table:style-name="Table1.A2" office:value-type="string">
            <text:p text:style-name="P117">Change X Axis Variable (live data)</text:p>
          </table:table-cell>
          <table:table-cell table:style-name="Table1.B2" office:value-type="string">
            <text:p text:style-name="P117">See section at end on Live Sim Data</text:p>
          </table:table-cell>
        </table:table-row>
        <table:table-row table:style-name="TableLine94574927775856">
          <table:table-cell table:style-name="Table1.A2" office:value-type="string">
            <text:p text:style-name="P109">Frequency Domain Toggle</text:p>
          </table:table-cell>
          <table:table-cell table:style-name="Table1.B2" office:value-type="string">
            <text:p text:style-name="P109">Keypress f</text:p>
          </table:table-cell>
        </table:table-row>
        <table:table-row table:style-name="TableLine94574927776656">
          <table:table-cell table:style-name="Table1.A2" office:value-type="string">
            <text:p text:style-name="P110">Butterworth Filter</text:p>
          </table:table-cell>
          <table:table-cell table:style-name="Table1.B2" office:value-type="string">
            <text:p text:style-name="P110">Keypress b</text:p>
          </table:table-cell>
        </table:table-row>
        <table:table-row table:style-name="TableLine94574927777456">
          <table:table-cell table:style-name="Table1.A2" office:value-type="string">
            <text:p text:style-name="P111">Savitzky-Golay Filter</text:p>
          </table:table-cell>
          <table:table-cell table:style-name="Table1.B2" office:value-type="string">
            <text:p text:style-name="P111">Keypress g</text:p>
          </table:table-cell>
        </table:table-row>
        <table:table-row table:style-name="TableLine94574927778256">
          <table:table-cell table:style-name="Table1.A2" office:value-type="string">
            <text:p text:style-name="P112">Flip Curve About <text:span text:style-name="T91">X</text:span>-Axis</text:p>
          </table:table-cell>
          <table:table-cell table:style-name="Table1.B2" office:value-type="string">
            <text:p text:style-name="P112">Keypress -</text:p>
          </table:table-cell>
        </table:table-row>
        <table:table-row table:style-name="TableLine94574927779056">
          <table:table-cell table:style-name="Table1.A2" office:value-type="string">
            <text:p text:style-name="P113">Derivative Of Curve</text:p>
          </table:table-cell>
          <table:table-cell table:style-name="Table1.B2" office:value-type="string">
            <text:p text:style-name="P113">Keypress d</text:p>
          </table:table-cell>
        </table:table-row>
        <table:table-row table:style-name="TableLine94574927779856">
          <table:table-cell table:style-name="Table1.A2" office:value-type="string">
            <text:p text:style-name="P114">Integral Of Curve</text:p>
          </table:table-cell>
          <table:table-cell table:style-name="Table1.B2" office:value-type="string">
            <text:p text:style-name="P114">Keypress i (use entry box for initial value, default to 0.0)</text:p>
          </table:table-cell>
        </table:table-row>
        <table:table-row table:style-name="TableLine94574927780656">
          <table:table-cell table:style-name="Table1.A2" office:value-type="string">
            <text:p text:style-name="P114">… <text:span text:style-name="T116">continued on next page</text:span></text:p>
          </table:table-cell>
          <table:table-cell table:style-name="Table1.B2" office:value-type="string">
            <text:p text:style-name="P114">...</text:p>
          </table:table-cell>
        </table:table-row>
      </table:table>
      <text:h text:style-name="P139" text:outline-level="2"><text:soft-page-break/></text:h>
      <table:table table:name="Table2" table:style-name="Table2">
        <table:table-column table:style-name="Table2.A"/>
        <table:table-column table:style-name="Table2.B"/>
        <table:table-row table:style-name="TableLine94574960261680">
          <table:table-cell table:style-name="Table2.A1" office:value-type="string">
            <text:p text:style-name="P171"><text:span text:style-name="T131">Summation of all curves on plot</text:span></text:p>
          </table:table-cell>
          <table:table-cell table:style-name="Table2.B1" office:value-type="string">
            <text:p text:style-name="P170">Keypress s</text:p>
          </table:table-cell>
        </table:table-row>
        <table:table-row table:style-name="TableLine94574960261680">
          <table:table-cell table:style-name="Table2.A2" office:value-type="string">
            <text:p text:style-name="P119"><text:span text:style-name="T119">Plot e</text:span><text:span text:style-name="T110">xpand</text:span><text:span text:style-name="T119">ed</text:span><text:span text:style-name="T110"> </text:span><text:span text:style-name="T115">live sim </text:span><text:span text:style-name="T110">parameter</text:span><text:span text:style-name="T119">s</text:span><text:span text:style-name="T110"> </text:span><text:span text:style-name="T119">on</text:span><text:span text:style-name="T110"> individual pages</text:span></text:p>
          </table:table-cell>
          <table:table-cell table:style-name="Table2.B2" office:value-type="string">
            <text:p text:style-name="P118">Left Mouse Click Parameter</text:p>
          </table:table-cell>
        </table:table-row>
        <table:table-row table:style-name="TableLine94574927505744">
          <table:table-cell table:style-name="Table2.A2" office:value-type="string">
            <text:p text:style-name="P119"><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individual plots on same page</text:span></text:p>
          </table:table-cell>
          <table:table-cell table:style-name="Table2.B2" office:value-type="string">
            <text:p text:style-name="P118">Keypress Ctrl + Left Mouse Click Parameter</text:p>
          </table:table-cell>
        </table:table-row>
        <table:table-row table:style-name="TableLine94574877793232">
          <table:table-cell table:style-name="Table2.A2" office:value-type="string">
            <text:p text:style-name="P119"><text:span text:style-name="T121">Co</text:span><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same plot</text:span></text:p>
          </table:table-cell>
          <table:table-cell table:style-name="Table2.B2" office:value-type="string">
            <text:p text:style-name="P118">Keypress Alt + Left Mouse Click Parameter</text:p>
          </table:table-cell>
        </table:table-row>
        <table:table-row table:style-name="TableLine94574927800112">
          <table:table-cell table:style-name="Table2.A2" office:value-type="string">
            <text:p text:style-name="P120">Start a new plot page<text:line-break/>and honor optional Ctrl and Alt keys</text:p>
          </table:table-cell>
          <table:table-cell table:style-name="Table2.B2" office:value-type="string">
            <text:p text:style-name="P120">Keypress Shift + [Ctrl|Alt] + Left Mouse click parameter</text:p>
          </table:table-cell>
        </table:table-row>
      </table:table>
      <text:h text:style-name="P136" text:outline-level="2"/>
      <text:h text:style-name="P145"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72">“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77">UNIX Prompt&gt; cat spots2dyn.kvz</text:p>
      <text:p text:style-name="P52">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78">Maps may also be used to scale and bias variables. <text:s/>If the logged data has no units, units may be applied in the map file as well. <text:s/>Here is an example of map file with scale, bias and unit specs:</text:p>
      <text:p text:style-name="P54">ForceX = Fx <text:s text:c="14"/>= inertialForceZ {N},<text:line-break/>ForceY = Fy bias(-12.25) <text:s/>= inertialForceX {N},<text:line-break/>ForceZ = Fz scale(-1.0) <text:s text:c="2"/>= inertialForceY {N}</text:p>
      <text:h text:style-name="P140" text:outline-level="2"/>
      <text:h text:style-name="P146" text:outline-level="2"><text:bookmark-start text:name="__RefHeading___Toc1404_4203752023"/>Groups<text:bookmark-end text:name="__RefHeading___Toc1404_4203752023"/></text:h>
      <text:p text:style-name="P28"><text:span text:style-name="T92">When plotting multiple </text:span><text:span text:style-name="T93">RUNs</text:span><text:span text:style-name="T92">, one can group </text:span><text:span text:style-name="T93">RUN </text:span><text:span text:style-name="T92">subsets together for coloring, styling and labeling. <text:s/></text:span><text:span text:style-name="T93">Grouping is done via regular expressions and ranges. <text:s/>For example, </text:span><text:span text:style-name="T95">for the following</text:span><text:span text:style-name="T93"> set of RUNs: RUN_damp_1, RUN_damp_2, </text:span><text:span text:style-name="T95">RUN_clamped_1, RUN_clamped_2, </text:span><text:span text:style-name="T93">RUN_free_1, RUN_free_2, RUN_free_3, one could group “damped” </text:span><text:span text:style-name="T95">and “clamped” together </text:span><text:span text:style-name="T93"><text:s/>and </text:span><text:span text:style-name="T95">group </text:span><text:span text:style-name="T93">“free” </text:span><text:span text:style-name="T95">RUNs </text:span><text:span text:style-name="T93">with the following command:<text:line-break/></text:span></text:p>
      <text:p text:style-name="P61"><text:span text:style-name="T94">UNIX Prompt&gt; koviz </text:span><text:span text:style-name="T93">RUN* </text:span><text:span text:style-name="T95">\</text:span><text:span text:style-name="T93"><text:line-break/> <text:s text:c="38"/>-g1 “damp</text:span><text:span text:style-name="T95">|clamp”</text:span><text:span text:style-name="T93"> -l1 “Damped </text:span><text:span text:style-name="T95">and Clamped” </text:span><text:span text:style-name="T93">-c1 blue -ls1 </text:span><text:span text:style-name="T95">plain</text:span><text:span text:style-name="T93"> \</text:span></text:p>
      <text:p text:style-name="P61"><text:span text:style-name="T93"><text:s text:c="39"/>-g2 free -</text:span><text:span text:style-name="T95">l2 Free -c1 green -ls1 x_thick_line</text:span><text:span text:style-name="T93"><text:line-break/></text:span></text:p>
      <text:p text:style-name="P29">The following <text:span text:style-name="T98">command</text:span> uses ranges to <text:span text:style-name="T99">group the first ten RUNs as pink and</text:span> the 99<text:span text:style-name="T96">th</text:span> RUN as thick white:<text:line-break/></text:p>
      <text:p text:style-name="P62"><text:span text:style-name="T94">UNIX Prompt&gt; </text:span><text:span text:style-name="T98">koviz MONTE_RUN_test -bg black -fg "#ededed" \<text:line-break/> <text:s text:c="39"/>-g1 "0,10" -c1 pink -l1 "First </text:span><text:span text:style-name="T100">Ten</text:span><text:span text:style-name="T98"> Runs" \<text:line-break/> <text:s text:c="39"/>-g2 99 -c2 white -ls2 x_thick_line -l2 "Last Run" DP_pos_vs_acc</text:span></text:p>
      <text:h text:style-name="P140"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47" text:outline-level="2"><text:bookmark-start text:name="__RefHeading___Toc811_3249638883"/>Video<text:bookmark-end text:name="__RefHeading___Toc811_3249638883"/></text:h>
      <text:h text:style-name="P153"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54"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7">% sudo yum install <text:s/>mpv-libs mpv-libs-devel mpv<text:line-break/>% cd &lt;koviz-repo&gt;<text:line-break/>% make distclean<text:line-break/>% qmake-qt5<text:line-break/>% make</text:p>
      <text:h text:style-name="P152"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55"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3">% koviz RUN_loadcell -video hammerstrike.mp4 -videoOffset 12.345</text:p>
      <text:p text:style-name="P84"/>
      <text:h text:style-name="P156" text:outline-level="3"><text:bookmark-start text:name="__RefHeading___Toc1683_1107607212"/><text:soft-page-break/>Commandline -video<text:span text:style-name="T101">List</text:span> option<text:bookmark-end text:name="__RefHeading___Toc1683_1107607212"/></text:h>
      <text:p text:style-name="P87"><text:span text:style-name="T101">The -videoList commandline option can be used to tie multiple videos to a single RUN. <text:s/>The -videoList option takes a </text:span><text:span text:style-name="T102">comma separate </text:span><text:span text:style-name="T101">list of video:offsets using </text:span><text:span text:style-name="T102">a </text:span><text:span text:style-name="T101">colon to separate the video file name from the offset e.g:<text:line-break/><text:tab/>% koviz RUN_fun -videoLis</text:span><text:span text:style-name="T102">t</text:span><text:span text:style-name="T101">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57"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55"><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80"><text:span text:style-name="T14">To</text:span><text:span text:style-name="T15"> run:</text:span></text:p>
      <text:p text:style-name="P48">% koviz -session session_hammer</text:p>
      <text:h text:style-name="P158"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05">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6">RUN_loadcell/</text:p>
      <text:p text:style-name="P74">loadcell_data.csv<text:line-break/>video/</text:p>
      <text:p text:style-name="P94">hammerstrike.mp4<text:line-break/>video-offset.txt (containing 12.345)</text:p>
      <text:p text:style-name="P81">If the RUN directory is setup this way the following will bring up the data and the associated video:</text:p>
      <text:p text:style-name="P56">% koviz RUN_loadcel<text:span text:style-name="T60">l</text:span></text:p>
      <text:h text:style-name="P159" text:outline-level="3"><text:bookmark-start text:name="__RefHeading___Toc1080_3009348355"/><text:soft-page-break/>Multiple RUNs <text:span text:style-name="T102">And</text:span> Multiple Videos<text:bookmark-end text:name="__RefHeading___Toc1080_3009348355"/></text:h>
      <text:p text:style-name="P30"><text:span text:style-name="T102">Finally, </text:span><text:span text:style-name="T103">to tie</text:span><text:span text:style-name="T102"> multiple videos per RUN, <text:s/></text:span><text:span text:style-name="T103">place a set of videos in the “RUN/video” directory and create a file called “video-offsets”. <text:s/>The format of “video-offsets” is </text:span><text:span text:style-name="T105">a </text:span><text:span text:style-name="T103">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4">Here is an example layout of two RUNs with multiple videos:</text:span></text:p>
      <text:p text:style-name="P123">RUN_a/<text:line-break/><text:tab/>log_RddrSimhost_DtaMtaRelMot.trk<text:line-break/><text:tab/><text:span text:style-name="T104">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23"><text:span text:style-name="T104">RUN_b/<text:line-break/><text:tab/></text:span>log_RddrSimhost_DtaMtaRelMot.trk<text:span text:style-name="T104"><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4">cat RUN_a/video/video-offsets.txt:</text:span></text:p>
      <text:p text:style-name="P125"><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48" text:outline-level="2"><text:bookmark-start text:name="__RefHeading___Toc1340_1544136475"/>Blender<text:bookmark-end text:name="__RefHeading___Toc1340_1544136475"/></text:h>
      <text:h text:style-name="P160"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60"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79">E</text:span><text:span text:style-name="T68">xample:</text:span></text:p>
      <text:p text:style-name="P58">% <text:span text:style-name="T68">cd $HOME/.config/blender/2.91/scripts/addons/modules</text:span></text:p>
      <text:p text:style-name="P58">% <text:span text:style-name="T68">ln </text:span><text:span text:style-name="T69">-s &lt;koviz-home&gt;/python/koviz.py koviz.py</text:span></text:p>
      <text:h text:style-name="P161" text:outline-level="3"><text:bookmark-start text:name="__RefHeading___Toc1346_1544136475"/>Animate Blender Default Cube<text:bookmark-end text:name="__RefHeading___Toc1346_1544136475"/></text:h>
      <text:p text:style-name="P25"><text:span text:style-name="T83">As an example, m</text:span><text:span text:style-name="T81">ake an animation of Blender’s cube:</text:span></text:p>
      <text:list xml:id="list2860333020" text:style-name="L3">
        <text:list-item>
          <text:p text:style-name="P177"><text:span text:style-name="T81">Bring up blender:<text:line-break/>% </text:span><text:span text:style-name="T82">blender</text:span></text:p>
        </text:list-item>
        <text:list-item>
          <text:p text:style-name="P178">Right click &gt; Insert Keyframe &gt; Location</text:p>
        </text:list-item>
        <text:list-item>
          <text:p text:style-name="P178">Slide animation frame to 250</text:p>
        </text:list-item>
        <text:list-item>
          <text:p text:style-name="P178">Move cube up 6: KeyPress gz6</text:p>
        </text:list-item>
        <text:list-item>
          <text:p text:style-name="P178">Right click &gt; Insert Keyframe &gt; Location</text:p>
        </text:list-item>
        <text:list-item>
          <text:p text:style-name="P178">Run animation by mouse clicking |&lt; followed by <text:s/>&gt;</text:p>
        </text:list-item>
        <text:list-item>
          <text:p text:style-name="P178">Save as cube.blend</text:p>
        </text:list-item>
        <text:list-item>
          <text:p text:style-name="P178">Close blender</text:p>
        </text:list-item>
      </text:list>
      <text:h text:style-name="P150" text:outline-level="3"/>
      <text:h text:style-name="P165"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59">% <text:span text:style-name="T78">blender cube.blend -P </text:span><text:span text:style-name="T70">&lt;koviz-home&gt;/blender/koviz-hello-world.py<text:line-break/></text:span><text:span text:style-name="T71"># Should see “Listen for koviz connection”</text:span></text:p>
      <text:p text:style-name="P82"><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60">% koviz RUN_a<text:line-break/># Koviz should print “Connected to host=127.0.0.1 port=64053!</text:p>
      <text:p text:style-name="P83">To see koviz time synced to the Blender animation:</text:p>
      <text:list xml:id="list4043723461" text:style-name="L4">
        <text:list-item>
          <text:p text:style-name="P179">In koviz, click some variable</text:p>
        </text:list-item>
        <text:list-item>
          <text:p text:style-name="P179">Mouse select the curve</text:p>
        </text:list-item>
        <text:list-item>
          <text:p text:style-name="P179">Move mouse to see Blender animation sync<text:line-break/>!! If it does not sync, click off of koviz curve, reselect curve and try moving mouse again.</text:p>
        </text:list-item>
      </text:list>
      <text:p text:style-name="P83">To see Blender animation sync to koviz:</text:p>
      <text:list xml:id="list3242310970" text:style-name="L5">
        <text:list-item>
          <text:p text:style-name="P180">Select curve in koviz (if not already done)</text:p>
        </text:list-item>
        <text:list-item>
          <text:p text:style-name="P181"><text:span text:style-name="T73">Click </text:span><text:span text:style-name="T72">Blender </text:span><text:span text:style-name="T73">window so Blender has focus</text:span></text:p>
        </text:list-item>
        <text:list-item>
          <text:p text:style-name="P181"><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50" text:outline-level="3"/>
      <text:h text:style-name="P165" text:outline-level="3"><text:bookmark-start text:name="__RefHeading___Toc1350_1544136475"/>Sync Blender To Koviz <text:span text:style-name="T84">With ES’s Vismo</text:span><text:bookmark-end text:name="__RefHeading___Toc1350_1544136475"/></text:h>
      <text:p text:style-name="P26"><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2249959513" text:style-name="L6">
        <text:list-header>
          <text:p text:style-name="P182"><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83"># Should see “Connected to host=127.0.0.1 port=64053!”<text:line-break/></text:p>
            </text:list-header>
          </text:list>
        </text:list-header>
      </text:list>
      <text:p text:style-name="P86">To see the koviz to Blender sync:</text:p>
      <text:list xml:id="list201621967" text:style-name="L7">
        <text:list-item>
          <text:p text:style-name="P185"><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85"><text:span text:style-name="T87">Scroll over all 6 vars to coplot 6 actuators on s</text:span><text:span text:style-name="T89">i</text:span><text:span text:style-name="T87">ngle page</text:span></text:p>
        </text:list-item>
        <text:list-item>
          <text:p text:style-name="P187">Select a curve and move mouse to see data synced to docking animation</text:p>
        </text:list-item>
      </text:list>
      <text:p text:style-name="P121"><text:span text:style-name="T84"><text:line-break/></text:span><text:span text:style-name="T89">To see the Blender to koviz syn</text:span><text:span text:style-name="T90">c</text:span><text:span text:style-name="T89">:</text:span></text:p>
      <text:list xml:id="list3796981517" text:style-name="L8">
        <text:list-item>
          <text:p text:style-name="P188">In the Blender window click the |&lt; to put the animation at the beginning</text:p>
        </text:list-item>
        <text:list-item>
          <text:p text:style-name="P188">Press &gt; to play</text:p>
        </text:list-item>
        <text:list-item>
          <text:p text:style-name="P188">The koviz live time should update along with the animation</text:p>
        </text:list-item>
        <text:list-item>
          <text:p text:style-name="P188">Pause the Blender animation by pressing the | | pause button</text:p>
        </text:list-item>
        <text:list-item>
          <text:p text:style-name="P186"><text:span text:style-name="T90">Press the keyboard right and left arrow keys to step the animation and watch koviz update frame by frame</text:span><text:span text:style-name="T84"><text:line-break/></text:span></text:p>
        </text:list-item>
      </text:list>
      <text:p text:style-name="P122"/>
      <text:p text:style-name="P122"/>
      <text:p text:style-name="P122"/>
      <text:h text:style-name="P141" text:outline-level="2"><text:bookmark-start text:name="__RefHeading___Toc1685_1107607212"/><text:soft-page-break/>Live Trick <text:span text:style-name="T120">TV Plots</text:span><text:bookmark-end text:name="__RefHeading___Toc1685_1107607212"/></text:h>
      <text:h text:style-name="P162" text:outline-level="3"><text:bookmark-start text:name="__RefHeading___Toc1687_1107607212"/>Introduction<text:bookmark-end text:name="__RefHeading___Toc1687_1107607212"/></text:h>
      <text:p text:style-name="P85"><text:span text:style-name="T107">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08">for example, to connect to a running sim on the localhost and port 4545:<text:line-break/><text:line-break/><text:tab/>% koviz RUN_realtime -trickport 4545<text:line-break/><text:line-break/></text:span><text:span text:style-name="T117">If the Trick sim is running on a different host, use the -trickhost &lt;host&gt; option.</text:span></text:p>
      <text:h text:style-name="P163"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14">variable</text:span>s since position has two dimensions <text:s/>e.g.:<text:line-break/><text:line-break/><text:tab/>ball.state.out.position[0]<text:line-break/><text:tab/>ball.state.out.position[1]<text:line-break/><text:line-break/>When one clicks a koviz-tv parameter, by default it makes a single plot <text:span text:style-name="T109">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4">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574927527776">
          <table:table-cell table:style-name="LivePlotInteraction.A1" office:value-type="string">
            <text:p text:style-name="P116"><text:span text:style-name="T118">Plot e</text:span><text:span text:style-name="T110">xpand</text:span><text:span text:style-name="T118">ed</text:span><text:span text:style-name="T110"> parameter </text:span><text:span text:style-name="T118">o</text:span><text:span text:style-name="T110">n individual pages</text:span></text:p>
          </table:table-cell>
          <table:table-cell table:style-name="LivePlotInteraction.A1" office:value-type="string">
            <text:p text:style-name="P115">Left Mouse Click parameter</text:p>
          </table:table-cell>
        </table:table-row>
        <table:table-row table:style-name="TableLine94574927655456">
          <table:table-cell table:style-name="LivePlotInteraction.A1" office:value-type="string">
            <text:p text:style-name="P116"><text:span text:style-name="T118">Plot e</text:span><text:span text:style-name="T110">xpand</text:span><text:span text:style-name="T118">ed</text:span><text:span text:style-name="T110"> parameter </text:span><text:span text:style-name="T118">on</text:span><text:span text:style-name="T110"> different plots on same page</text:span></text:p>
          </table:table-cell>
          <table:table-cell table:style-name="LivePlotInteraction.A1" office:value-type="string">
            <text:p text:style-name="P115">Ctrl-Key + Left Mouse Click parameter</text:p>
          </table:table-cell>
        </table:table-row>
        <table:table-row table:style-name="TableLine94574927662256">
          <table:table-cell table:style-name="LivePlotInteraction.A1" office:value-type="string">
            <text:p text:style-name="P116"><text:span text:style-name="T121">Cop</text:span><text:span text:style-name="T118">lot expanded </text:span><text:span text:style-name="T110">parameter on same plot </text:span></text:p>
          </table:table-cell>
          <table:table-cell table:style-name="LivePlotInteraction.A1" office:value-type="string">
            <text:p text:style-name="P115">Alt-Key + Left Mouse Click parameter</text:p>
          </table:table-cell>
        </table:table-row>
        <table:table-row table:style-name="TableLine94574927720832">
          <table:table-cell table:style-name="LivePlotInteraction.A1" office:value-type="string">
            <text:p text:style-name="P120">Start a new plot page<text:line-break/>and honor optional Ctrl and Alt keys</text:p>
          </table:table-cell>
          <table:table-cell table:style-name="LivePlotInteraction.A1" office:value-type="string">
            <text:p text:style-name="P120">Shift-Key + [Ctrl|Alt] + Left Mouse click parameter</text:p>
          </table:table-cell>
        </table:table-row>
      </table:table>
      <text:h text:style-name="Heading_20_3" text:outline-level="3"><text:soft-page-break/></text:h>
      <text:h text:style-name="P164" text:outline-level="3"><text:bookmark-start text:name="__RefHeading___Toc1691_1107607212"/>Changing Live Plot Domain<text:bookmark-end text:name="__RefHeading___Toc1691_1107607212"/></text:h>
      <text:p text:style-name="P32"><text:span text:style-name="T110">To change the plot domain (x-axis variable) one must select Options-&gt;EnableDragAndDrop, then drag </text:span><text:span text:style-name="T111">a </text:span><text:span text:style-name="T110">TV parameter onto the x-axis of the plot to change. <text:s/></text:span><text:span text:style-name="T111">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97">th</text:span><text:span text:style-name="T111">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12">for both </text:span>recorded data and live sim data. <text:s/><text:span text:style-name="T112">One can either specify the DP files on commandline or select the DPs from the DP panel when in live mode. <text:s/>The example below </text:span><text:span text:style-name="T113">has </text:span><text:span text:style-name="T112"><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22">Live </text:span>Spring <text:span text:style-name="T123">Plot </text:span>Example<text:bookmark-end text:name="__RefHeading___Toc1780_3036021424"/></text:h>
      <text:p text:style-name="P34">Koviz contains a spring sim example. <text:s/>To try the spring sim with live plotting, follow these steps:<text:line-break/></text:p>
      <text:list xml:id="list4286902496" text:style-name="L9">
        <text:list-item>
          <text:p text:style-name="P184">Build the koviz spring sim<text:line-break/>% cd &lt;koviz-home&gt;/sims/SIM_spring<text:line-break/>% trick-CP</text:p>
        </text:list-item>
        <text:list-item>
          <text:p text:style-name="P184">Launch the realtime spring sim (do not press start yet)<text:line-break/>% ./S_main*.exe RUN_realtime/input.py &amp;</text:p>
        </text:list-item>
        <text:list-item>
          <text:p text:style-name="P184">Launch koviz and connect to the trick sim<text:line-break/>% koviz -trickport 4545</text:p>
        </text:list-item>
        <text:list-item>
          <text:p text:style-name="P184">Select params to plot<text:line-break/>While holding the Ctrl key down, click:<text:line-break/> spring.pos<text:line-break/> spring.vel<text:line-break/> spring.acc</text:p>
        </text:list-item>
        <text:list-item>
          <text:p text:style-name="P184"><text:soft-page-break/>Run sim by pressing “Start” button on sim control</text:p>
        </text:list-item>
        <text:list-item>
          <text:p text:style-name="P184">Plots should update after pressing start</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4</text:page-number></text:p>
      </style:header>
      <style:footer>
        <text:p text:style-name="MP2"><text:span text:style-name="MT1">Page </text:span><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4-11-27T10:21:18.632085570</dc:date>
    <meta:editing-duration>P5DT20H47M56S</meta:editing-duration>
    <meta:editing-cycles>192</meta:editing-cycles>
    <meta:generator>LibreOffice/6.4.7.2$Linux_X86_64 LibreOffice_project/40$Build-2</meta:generator>
    <meta:document-statistic meta:table-count="3" meta:image-count="2" meta:object-count="0" meta:page-count="25" meta:paragraph-count="346" meta:word-count="4057" meta:character-count="27363" meta:non-whitespace-character-count="23187"/>
  </office:meta>
</office:document-meta>
</file>